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124"/>
  </office:automatic-styles>
  <office:body>
    <office:spreadsheet>
      <table:table table:name="Var1 preamble" table:style-name="ta1" table:print="false">
        <table:table-column table:style-name="co1" table:default-cell-style-name="Default"/>
        <table:table-column table:style-name="co2" table:number-columns-repeated="11" table:default-cell-style-name="Default"/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" calcext:value-type="float">
            <text:p>0.2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  <table:table-cell table:formula="of:=[.$B$4]" office:value-type="float" office:value="0.5" calcext:value-type="float">
            <text:p>0.5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]" office:value-type="float" office:value="1" calcext:value-type="float">
            <text:p>1</text:p>
          </table:table-cell>
          <table:table-cell table:formula="of:=1-[.C3]" office:value-type="float" office:value="0.9" calcext:value-type="float">
            <text:p>0.9</text:p>
          </table:table-cell>
          <table:table-cell table:formula="of:=1-[.D3]" office:value-type="float" office:value="0.8" calcext:value-type="float">
            <text:p>0.8</text:p>
          </table:table-cell>
          <table:table-cell table:formula="of:=1-[.E3]" office:value-type="float" office:value="0.7" calcext:value-type="float">
            <text:p>0.7</text:p>
          </table:table-cell>
          <table:table-cell table:formula="of:=1-[.F3]" office:value-type="float" office:value="0.6" calcext:value-type="float">
            <text:p>0.6</text:p>
          </table:table-cell>
          <table:table-cell table:formula="of:=1-[.G3]" office:value-type="float" office:value="0.5" calcext:value-type="float">
            <text:p>0.5</text:p>
          </table:table-cell>
          <table:table-cell table:formula="of:=1-[.H3]" office:value-type="float" office:value="0.4" calcext:value-type="float">
            <text:p>0.4</text:p>
          </table:table-cell>
          <table:table-cell table:formula="of:=1-[.I3]" office:value-type="float" office:value="0.3" calcext:value-type="float">
            <text:p>0.3</text:p>
          </table:table-cell>
          <table:table-cell table:formula="of:=1-[.J3]" office:value-type="float" office:value="0.2" calcext:value-type="float">
            <text:p>0.2</text:p>
          </table:table-cell>
          <table:table-cell table:formula="of:=1-[.K3]" office:value-type="float" office:value="0.1" calcext:value-type="float">
            <text:p>0.1</text:p>
          </table:table-cell>
          <table:table-cell table:formula="of:=1-[.L3]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3] + 0.8 * [.B3] * [.B7]" office:value-type="float" office:value="0" calcext:value-type="float">
            <text:p>0</text:p>
          </table:table-cell>
          <table:table-cell table:formula="of:=[.C3] + 0.8 * [.C3] * [.C7]" office:value-type="float" office:value="0.172" calcext:value-type="float">
            <text:p>0.17</text:p>
          </table:table-cell>
          <table:table-cell table:formula="of:=[.D3] + 0.8 * [.D3] * [.D7]" office:value-type="float" office:value="0.328" calcext:value-type="float">
            <text:p>0.33</text:p>
          </table:table-cell>
          <table:table-cell table:formula="of:=[.E3] + 0.8 * [.E3] * [.E7]" office:value-type="float" office:value="0.468" calcext:value-type="float">
            <text:p>0.47</text:p>
          </table:table-cell>
          <table:table-cell table:formula="of:=[.F3] + 0.8 * [.F3] * [.F7]" office:value-type="float" office:value="0.592" calcext:value-type="float">
            <text:p>0.59</text:p>
          </table:table-cell>
          <table:table-cell table:formula="of:=[.G3] + 0.8 * [.G3] * [.G7]" office:value-type="float" office:value="0.7" calcext:value-type="float">
            <text:p>0.7</text:p>
          </table:table-cell>
          <table:table-cell table:formula="of:=[.H3] + 0.8 * [.H3] * [.H7]" office:value-type="float" office:value="0.792" calcext:value-type="float">
            <text:p>0.79</text:p>
          </table:table-cell>
          <table:table-cell table:formula="of:=[.I3] + 0.8 * [.I3] * [.I7]" office:value-type="float" office:value="0.868" calcext:value-type="float">
            <text:p>0.87</text:p>
          </table:table-cell>
          <table:table-cell table:formula="of:=[.J3] + 0.8 * [.J3] * [.J7]" office:value-type="float" office:value="0.928" calcext:value-type="float">
            <text:p>0.93</text:p>
          </table:table-cell>
          <table:table-cell table:formula="of:=[.K3] + 0.8 * [.K3] * [.K7]" office:value-type="float" office:value="0.972" calcext:value-type="float">
            <text:p>0.97</text:p>
          </table:table-cell>
          <table:table-cell table:formula="of:=[.L3] + 0.8 * [.L3] * [.L7]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8]+[.B8]-1" office:value-type="float" office:value="-1" calcext:value-type="float">
            <text:p>-1</text:p>
          </table:table-cell>
          <table:table-cell table:formula="of:= [.C8]+[.C8]-1" office:value-type="float" office:value="-0.656" calcext:value-type="float">
            <text:p>-0.66</text:p>
          </table:table-cell>
          <table:table-cell table:formula="of:= [.D8]+[.D8]-1" office:value-type="float" office:value="-0.344" calcext:value-type="float">
            <text:p>-0.34</text:p>
          </table:table-cell>
          <table:table-cell table:formula="of:= [.E8]+[.E8]-1" office:value-type="float" office:value="-0.0639999999999998" calcext:value-type="float">
            <text:p>-0.06</text:p>
          </table:table-cell>
          <table:table-cell table:formula="of:= [.F8]+[.F8]-1" office:value-type="float" office:value="0.184" calcext:value-type="float">
            <text:p>0.18</text:p>
          </table:table-cell>
          <table:table-cell table:formula="of:= [.G8]+[.G8]-1" office:value-type="float" office:value="0.4" calcext:value-type="float">
            <text:p>0.4</text:p>
          </table:table-cell>
          <table:table-cell table:formula="of:= [.H8]+[.H8]-1" office:value-type="float" office:value="0.584" calcext:value-type="float">
            <text:p>0.58</text:p>
          </table:table-cell>
          <table:table-cell table:formula="of:= [.I8]+[.I8]-1" office:value-type="float" office:value="0.736" calcext:value-type="float">
            <text:p>0.74</text:p>
          </table:table-cell>
          <table:table-cell table:formula="of:= [.J8]+[.J8]-1" office:value-type="float" office:value="0.856" calcext:value-type="float">
            <text:p>0.86</text:p>
          </table:table-cell>
          <table:table-cell table:formula="of:= [.K8]+[.K8]-1" office:value-type="float" office:value="0.944" calcext:value-type="float">
            <text:p>0.94</text:p>
          </table:table-cell>
          <table:table-cell table:formula="of:= [.L8]+[.L8]-1"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4] *(1+0.5 * [.B7] *(1-[.B7]+5.6*[.B7]*[.B7]))" office:value-type="float" office:value="1.9" calcext:value-type="float">
            <text:p>1.9000</text:p>
          </table:table-cell>
          <table:table-cell table:style-name="ce1" table:formula="of:=[.C4] *(1+0.5 * [.C7] *(1-[.C7]+5.6*[.C7]*[.C7]))" office:value-type="float" office:value="1.5431" calcext:value-type="float">
            <text:p>1.5431</text:p>
          </table:table-cell>
          <table:table-cell table:style-name="ce1" table:formula="of:=[.D4] *(1+0.5 * [.D7] *(1-[.D7]+5.6*[.D7]*[.D7]))" office:value-type="float" office:value="1.2568" calcext:value-type="float">
            <text:p>1.2568</text:p>
          </table:table-cell>
          <table:table-cell table:style-name="ce1" table:formula="of:=[.E4] *(1+0.5 * [.E7] *(1-[.E7]+5.6*[.E7]*[.E7]))" office:value-type="float" office:value="1.0327" calcext:value-type="float">
            <text:p>1.0327</text:p>
          </table:table-cell>
          <table:table-cell table:style-name="ce1" table:formula="of:=[.F4] *(1+0.5 * [.F7] *(1-[.F7]+5.6*[.F7]*[.F7]))" office:value-type="float" office:value="0.8624" calcext:value-type="float">
            <text:p>0.8624</text:p>
          </table:table-cell>
          <table:table-cell table:style-name="ce1" table:formula="of:=[.G4] *(1+0.5 * [.G7] *(1-[.G7]+5.6*[.G7]*[.G7]))" office:value-type="float" office:value="0.7375" calcext:value-type="float">
            <text:p>0.7375</text:p>
          </table:table-cell>
          <table:table-cell table:style-name="ce1" table:formula="of:=[.H4] *(1+0.5 * [.H7] *(1-[.H7]+5.6*[.H7]*[.H7]))" office:value-type="float" office:value="0.6496" calcext:value-type="float">
            <text:p>0.6496</text:p>
          </table:table-cell>
          <table:table-cell table:style-name="ce1" table:formula="of:=[.I4] *(1+0.5 * [.I7] *(1-[.I7]+5.6*[.I7]*[.I7]))" office:value-type="float" office:value="0.5903" calcext:value-type="float">
            <text:p>0.5903</text:p>
          </table:table-cell>
          <table:table-cell table:style-name="ce1" table:formula="of:=[.J4] *(1+0.5 * [.J7] *(1-[.J7]+5.6*[.J7]*[.J7]))" office:value-type="float" office:value="0.5512" calcext:value-type="float">
            <text:p>0.5512</text:p>
          </table:table-cell>
          <table:table-cell table:style-name="ce1" table:formula="of:=[.K4] *(1+0.5 * [.K7] *(1-[.K7]+5.6*[.K7]*[.K7]))" office:value-type="float" office:value="0.5239" calcext:value-type="float">
            <text:p>0.5239</text:p>
          </table:table-cell>
          <table:table-cell table:style-name="ce1" table:formula="of:=[.L4] *(1+0.5 * [.L7] *(1-[.L7]+5.6*[.L7]*[.L7]))" office:value-type="float" office:value="0.5" calcext:value-type="float">
            <text:p>0.5000</text:p>
          </table:table-cell>
        </table:table-row>
        <table:table-row table:style-name="ro1" table:number-rows-repeated="5">
          <table:table-cell table:number-columns-repeated="12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  <table:table-cell table:formula="of:=[.$B$16]" office:value-type="float" office:value="0.25" calcext:value-type="float">
            <text:p>0.25</text:p>
          </table:table-cell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" calcext:value-type="float">
            <text:p>0</text:p>
          </table:table-cell>
          <table:table-cell office:value-type="float" office:value="0.1" calcext:value-type="float">
            <text:p>0.1</text:p>
          </table:table-cell>
          <table:table-cell office:value-type="float" office:value="0.25" calcext:value-type="float">
            <text:p>0.25</text:p>
          </table:table-cell>
          <table:table-cell office:value-type="float" office:value="0.3" calcext:value-type="float">
            <text:p>0.3</text:p>
          </table:table-cell>
          <table:table-cell office:value-type="float" office:value="0.4" calcext:value-type="float">
            <text:p>0.4</text:p>
          </table:table-cell>
          <table:table-cell office:value-type="float" office:value="0.5" calcext:value-type="float">
            <text:p>0.5</text:p>
          </table:table-cell>
          <table:table-cell office:value-type="float" office:value="0.6" calcext:value-type="float">
            <text:p>0.6</text:p>
          </table:table-cell>
          <table:table-cell office:value-type="float" office:value="0.7" calcext:value-type="float">
            <text:p>0.7</text:p>
          </table:table-cell>
          <table:table-cell office:value-type="float" office:value="0.8" calcext:value-type="float">
            <text:p>0.8</text:p>
          </table:table-cell>
          <table:table-cell office:value-type="float" office:value="0.9" calcext:value-type="float">
            <text:p>0.9</text:p>
          </table:table-cell>
          <table:table-cell office:value-type="float" office:value="1" calcext:value-type="float">
            <text:p>1</text:p>
          </table:table-cell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16]" office:value-type="float" office:value="0.75" calcext:value-type="float">
            <text:p>0.75</text:p>
          </table:table-cell>
          <table:table-cell table:formula="of:=1-[.C16]" office:value-type="float" office:value="0.75" calcext:value-type="float">
            <text:p>0.75</text:p>
          </table:table-cell>
          <table:table-cell table:formula="of:=1-[.D16]" office:value-type="float" office:value="0.75" calcext:value-type="float">
            <text:p>0.75</text:p>
          </table:table-cell>
          <table:table-cell table:formula="of:=1-[.E16]" office:value-type="float" office:value="0.75" calcext:value-type="float">
            <text:p>0.75</text:p>
          </table:table-cell>
          <table:table-cell table:formula="of:=1-[.F16]" office:value-type="float" office:value="0.75" calcext:value-type="float">
            <text:p>0.75</text:p>
          </table:table-cell>
          <table:table-cell table:formula="of:=1-[.G16]" office:value-type="float" office:value="0.75" calcext:value-type="float">
            <text:p>0.75</text:p>
          </table:table-cell>
          <table:table-cell table:formula="of:=1-[.H16]" office:value-type="float" office:value="0.75" calcext:value-type="float">
            <text:p>0.75</text:p>
          </table:table-cell>
          <table:table-cell table:formula="of:=1-[.I16]" office:value-type="float" office:value="0.75" calcext:value-type="float">
            <text:p>0.75</text:p>
          </table:table-cell>
          <table:table-cell table:formula="of:=1-[.J16]" office:value-type="float" office:value="0.75" calcext:value-type="float">
            <text:p>0.75</text:p>
          </table:table-cell>
          <table:table-cell table:formula="of:=1-[.K16]" office:value-type="float" office:value="0.75" calcext:value-type="float">
            <text:p>0.75</text:p>
          </table:table-cell>
          <table:table-cell table:formula="of:=1-[.L16]" office:value-type="float" office:value="0.75" calcext:value-type="float">
            <text:p>0.75</text:p>
          </table:table-cell>
        </table:table-row>
        <table:table-row table:style-name="ro1">
          <table:table-cell office:value-type="string" calcext:value-type="string">
            <text:p>p</text:p>
          </table:table-cell>
          <table:table-cell table:formula="of:=[.B16] + 0.8 * [.B16] * [.B20]" office:value-type="float" office:value="0.4" calcext:value-type="float">
            <text:p>0.4</text:p>
          </table:table-cell>
          <table:table-cell table:formula="of:=[.C16] + 0.8 * [.C16] * [.C20]" office:value-type="float" office:value="0.4" calcext:value-type="float">
            <text:p>0.4</text:p>
          </table:table-cell>
          <table:table-cell table:formula="of:=[.D16] + 0.8 * [.D16] * [.D20]" office:value-type="float" office:value="0.4" calcext:value-type="float">
            <text:p>0.4</text:p>
          </table:table-cell>
          <table:table-cell table:formula="of:=[.E16] + 0.8 * [.E16] * [.E20]" office:value-type="float" office:value="0.4" calcext:value-type="float">
            <text:p>0.4</text:p>
          </table:table-cell>
          <table:table-cell table:formula="of:=[.F16] + 0.8 * [.F16] * [.F20]" office:value-type="float" office:value="0.4" calcext:value-type="float">
            <text:p>0.4</text:p>
          </table:table-cell>
          <table:table-cell table:formula="of:=[.G16] + 0.8 * [.G16] * [.G20]" office:value-type="float" office:value="0.4" calcext:value-type="float">
            <text:p>0.4</text:p>
          </table:table-cell>
          <table:table-cell table:formula="of:=[.H16] + 0.8 * [.H16] * [.H20]" office:value-type="float" office:value="0.4" calcext:value-type="float">
            <text:p>0.4</text:p>
          </table:table-cell>
          <table:table-cell table:formula="of:=[.I16] + 0.8 * [.I16] * [.I20]" office:value-type="float" office:value="0.4" calcext:value-type="float">
            <text:p>0.4</text:p>
          </table:table-cell>
          <table:table-cell table:formula="of:=[.J16] + 0.8 * [.J16] * [.J20]" office:value-type="float" office:value="0.4" calcext:value-type="float">
            <text:p>0.4</text:p>
          </table:table-cell>
          <table:table-cell table:formula="of:=[.K16] + 0.8 * [.K16] * [.K20]" office:value-type="float" office:value="0.4" calcext:value-type="float">
            <text:p>0.4</text:p>
          </table:table-cell>
          <table:table-cell table:formula="of:=[.L16] + 0.8 * [.L16] * [.L20]" office:value-type="float" office:value="0.4" calcext:value-type="float">
            <text:p>0.4</text:p>
          </table:table-cell>
        </table:table-row>
        <table:table-row table:style-name="ro1">
          <table:table-cell office:value-type="string" calcext:value-type="string">
            <text:p>f </text:p>
          </table:table-cell>
          <table:table-cell table:formula="of:= [.B21]+[.B21]-1" office:value-type="float" office:value="-0.2" calcext:value-type="float">
            <text:p>-0.2</text:p>
          </table:table-cell>
          <table:table-cell table:formula="of:= [.C21]+[.C21]-1" office:value-type="float" office:value="-0.2" calcext:value-type="float">
            <text:p>-0.2</text:p>
          </table:table-cell>
          <table:table-cell table:formula="of:= [.D21]+[.D21]-1" office:value-type="float" office:value="-0.2" calcext:value-type="float">
            <text:p>-0.2</text:p>
          </table:table-cell>
          <table:table-cell table:formula="of:= [.E21]+[.E21]-1" office:value-type="float" office:value="-0.2" calcext:value-type="float">
            <text:p>-0.2</text:p>
          </table:table-cell>
          <table:table-cell table:formula="of:= [.F21]+[.F21]-1" office:value-type="float" office:value="-0.2" calcext:value-type="float">
            <text:p>-0.2</text:p>
          </table:table-cell>
          <table:table-cell table:formula="of:= [.G21]+[.G21]-1" office:value-type="float" office:value="-0.2" calcext:value-type="float">
            <text:p>-0.2</text:p>
          </table:table-cell>
          <table:table-cell table:formula="of:= [.H21]+[.H21]-1" office:value-type="float" office:value="-0.2" calcext:value-type="float">
            <text:p>-0.2</text:p>
          </table:table-cell>
          <table:table-cell table:formula="of:= [.I21]+[.I21]-1" office:value-type="float" office:value="-0.2" calcext:value-type="float">
            <text:p>-0.2</text:p>
          </table:table-cell>
          <table:table-cell table:formula="of:= [.J21]+[.J21]-1" office:value-type="float" office:value="-0.2" calcext:value-type="float">
            <text:p>-0.2</text:p>
          </table:table-cell>
          <table:table-cell table:formula="of:= [.K21]+[.K21]-1" office:value-type="float" office:value="-0.2" calcext:value-type="float">
            <text:p>-0.2</text:p>
          </table:table-cell>
          <table:table-cell table:formula="of:= [.L21]+[.L21]-1" office:value-type="float" office:value="-0.2" calcext:value-type="float">
            <text:p>-0.2</text:p>
          </table:table-cell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17] *(1+0.5 * [.B20] *(1-[.B20]+5.6*[.B20]*[.B20]))" office:value-type="float" office:value="0" calcext:value-type="float">
            <text:p>0.0000</text:p>
          </table:table-cell>
          <table:table-cell table:style-name="ce1" table:formula="of:=[.C17] *(1+0.5 * [.C20] *(1-[.C20]+5.6*[.C20]*[.C20]))" office:value-type="float" office:value="0.2275" calcext:value-type="float">
            <text:p>0.2275</text:p>
          </table:table-cell>
          <table:table-cell table:style-name="ce1" table:formula="of:=[.D17] *(1+0.5 * [.D20] *(1-[.D20]+5.6*[.D20]*[.D20]))" office:value-type="float" office:value="0.56875" calcext:value-type="float">
            <text:p>0.5688</text:p>
          </table:table-cell>
          <table:table-cell table:style-name="ce1" table:formula="of:=[.E17] *(1+0.5 * [.E20] *(1-[.E20]+5.6*[.E20]*[.E20]))" office:value-type="float" office:value="0.6825" calcext:value-type="float">
            <text:p>0.6825</text:p>
          </table:table-cell>
          <table:table-cell table:style-name="ce1" table:formula="of:=[.F17] *(1+0.5 * [.F20] *(1-[.F20]+5.6*[.F20]*[.F20]))" office:value-type="float" office:value="0.91" calcext:value-type="float">
            <text:p>0.9100</text:p>
          </table:table-cell>
          <table:table-cell table:style-name="ce1" table:formula="of:=[.G17] *(1+0.5 * [.G20] *(1-[.G20]+5.6*[.G20]*[.G20]))" office:value-type="float" office:value="1.1375" calcext:value-type="float">
            <text:p>1.1375</text:p>
          </table:table-cell>
          <table:table-cell table:style-name="ce1" table:formula="of:=[.H17] *(1+0.5 * [.H20] *(1-[.H20]+5.6*[.H20]*[.H20]))" office:value-type="float" office:value="1.365" calcext:value-type="float">
            <text:p>1.3650</text:p>
          </table:table-cell>
          <table:table-cell table:style-name="ce1" table:formula="of:=[.I17] *(1+0.5 * [.I20] *(1-[.I20]+5.6*[.I20]*[.I20]))" office:value-type="float" office:value="1.5925" calcext:value-type="float">
            <text:p>1.5925</text:p>
          </table:table-cell>
          <table:table-cell table:style-name="ce1" table:formula="of:=[.J17] *(1+0.5 * [.J20] *(1-[.J20]+5.6*[.J20]*[.J20]))" office:value-type="float" office:value="1.82" calcext:value-type="float">
            <text:p>1.8200</text:p>
          </table:table-cell>
          <table:table-cell table:style-name="ce1" table:formula="of:=[.K17] *(1+0.5 * [.K20] *(1-[.K20]+5.6*[.K20]*[.K20]))" office:value-type="float" office:value="2.0475" calcext:value-type="float">
            <text:p>2.0475</text:p>
          </table:table-cell>
          <table:table-cell table:style-name="ce1" table:formula="of:=[.L17] *(1+0.5 * [.L20] *(1-[.L20]+5.6*[.L20]*[.L20]))" office:value-type="float" office:value="2.275" calcext:value-type="float">
            <text:p>2.2750</text:p>
          </table:table-cell>
        </table:table-row>
        <table:table-row table:style-name="ro1" table:number-rows-repeated="6">
          <table:table-cell table:number-columns-repeated="12"/>
        </table:table-row>
        <table:table-row table:style-name="ro1">
          <table:table-cell/>
          <table:table-cell office:value-type="string" calcext:value-type="string">
            <text:p>In float</text:p>
          </table:table-cell>
          <table:table-cell office:value-type="string" calcext:value-type="string">
            <text:p>In HEX, fixedpt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requency:</text:p>
          </table:table-cell>
          <table:table-cell office:value-type="float" office:value="0.019" calcext:value-type="float">
            <text:p>0.02</text:p>
          </table:table-cell>
          <table:table-cell table:formula="of:=DEC2HEX([.B31]*32768)" office:value-type="string" office:string-value="26E" calcext:value-type="string">
            <text:p>26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rez</text:p>
          </table:table-cell>
          <table:table-cell office:value-type="float" office:value="0.9999" calcext:value-type="float">
            <text:p>1</text:p>
          </table:table-cell>
          <table:table-cell table:formula="of:=DEC2HEX([.B32]*32768)" office:value-type="string" office:string-value="7FFC" calcext:value-type="string">
            <text:p>7FFC</text:p>
          </table:table-cell>
          <table:table-cell table:number-columns-repeated="9"/>
        </table:table-row>
        <table:table-row table:style-name="ro1" table:number-rows-repeated="2">
          <table:table-cell table:number-columns-repeated="12"/>
        </table:table-row>
        <table:table-row table:style-name="ro1">
          <table:table-cell office:value-type="string" calcext:value-type="string">
            <text:p>q1</text:p>
          </table:table-cell>
          <table:table-cell table:formula="of:=1-[.B31]" office:value-type="float" office:value="0.981" calcext:value-type="float">
            <text:p>0.98</text:p>
          </table:table-cell>
          <table:table-cell table:formula="of:=DEC2HEX([.B35]*32768)" office:value-type="string" office:string-value="7D91" calcext:value-type="string">
            <text:p>7D9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p</text:p>
          </table:table-cell>
          <table:table-cell table:formula="of:=[.B31] + 0.8 * [.B31] * [.B35]" office:value-type="float" office:value="0.0339112" calcext:value-type="float">
            <text:p>0.03</text:p>
          </table:table-cell>
          <table:table-cell table:formula="of:=DEC2HEX([.B36]*32768)" office:value-type="string" office:string-value="457" calcext:value-type="string">
            <text:p>45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 </text:p>
          </table:table-cell>
          <table:table-cell table:formula="of:= [.B36]+[.B36]-1" office:value-type="float" office:value="-0.9321776" calcext:value-type="float">
            <text:p>-0.93</text:p>
          </table:table-cell>
          <table:table-cell table:formula="of:=DEC2HEX([.B37]*32768)" office:value-type="string" office:string-value="FFFFFF88AE" calcext:value-type="string">
            <text:p>FFFFFF88AE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q2</text:p>
          </table:table-cell>
          <table:table-cell table:style-name="ce1" table:formula="of:=[.B32] *(1+0.5 * [.B35] *(1-[.B35]+5.6*[.B35]*[.B35]))" office:value-type="float" office:value="3.65236742153052" calcext:value-type="float">
            <text:p>3.6524</text:p>
          </table:table-cell>
          <table:table-cell table:formula="of:=DEC2HEX([.B38]*32768)" office:value-type="string" office:string-value="1D380" calcext:value-type="string">
            <text:p>1D380</text:p>
          </table:table-cell>
          <table:table-cell table:number-columns-repeated="9"/>
        </table:table-row>
      </table:table>
      <table:table table:name="Sheet3" table:style-name="ta1" table:print="false">
        <table:table-column table:style-name="co1" table:default-cell-style-name="Default"/>
        <table:table-column table:style-name="co2" table:number-columns-repeated="5" table:default-cell-style-name="Default"/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Samp rate</text:p>
          </table:table-cell>
          <table:table-cell office:value-type="float" office:value="44100" calcext:value-type="float">
            <text:p>44100</text:p>
          </table:table-cell>
          <table:table-cell table:number-columns-repeated="4"/>
        </table:table-row>
        <table:table-row table:style-name="ro1">
          <table:table-cell table:number-columns-repeated="6"/>
        </table:table-row>
        <table:table-row table:style-name="ro1">
          <table:table-cell office:value-type="string" calcext:value-type="string">
            <text:p>float</text:p>
          </table:table-cell>
          <table:table-cell office:value-type="string" calcext:value-type="string">
            <text:p>q.32</text:p>
          </table:table-cell>
          <table:table-cell office:value-type="string" calcext:value-type="string">
            <text:p>in hex</text:p>
          </table:table-cell>
          <table:table-cell/>
          <table:table-cell office:value-type="string" calcext:value-type="string">
            <text:p>cutoff</text:p>
          </table:table-cell>
          <table:table-cell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5]*(2^31)" office:value-type="float" office:value="0" calcext:value-type="float">
            <text:p>0</text:p>
          </table:table-cell>
          <table:table-cell table:formula="of:=DEC2HEX([.B5])" office:value-type="string" office:string-value="0" calcext:value-type="string">
            <text:p>0</text:p>
          </table:table-cell>
          <table:table-cell/>
          <table:table-cell table:formula="of:=(2*PI()*[.A5])/[.$B$2]" office:value-type="float" office:value="0" calcext:value-type="float">
            <text:p>0</text:p>
          </table:table-cell>
          <table:table-cell/>
        </table:table-row>
        <table:table-row table:style-name="ro1">
          <table:table-cell office:value-type="float" office:value="0.1" calcext:value-type="float">
            <text:p>0.1</text:p>
          </table:table-cell>
          <table:table-cell table:formula="of:=[.A6]*(2^31)" office:value-type="float" office:value="214748364.8" calcext:value-type="float">
            <text:p>214748364.8</text:p>
          </table:table-cell>
          <table:table-cell table:formula="of:=DEC2HEX([.B6])" office:value-type="string" office:string-value="CCCCCCC" calcext:value-type="string">
            <text:p>CCCCCCC</text:p>
          </table:table-cell>
          <table:table-cell/>
          <table:table-cell table:formula="of:=(2*3.14159*[.A6])/[.$B$2]" office:value-type="float" office:value="0.0000142475736961451" calcext:value-type="float">
            <text:p>0</text:p>
          </table:table-cell>
          <table:table-cell/>
        </table:table-row>
        <table:table-row table:style-name="ro1">
          <table:table-cell office:value-type="float" office:value="0.2" calcext:value-type="float">
            <text:p>0.2</text:p>
          </table:table-cell>
          <table:table-cell table:formula="of:=[.A7]*(2^31)" office:value-type="float" office:value="429496729.6" calcext:value-type="float">
            <text:p>429496729.6</text:p>
          </table:table-cell>
          <table:table-cell table:formula="of:=DEC2HEX([.B7])" office:value-type="string" office:string-value="19999999" calcext:value-type="string">
            <text:p>19999999</text:p>
          </table:table-cell>
          <table:table-cell/>
          <table:table-cell table:formula="of:=(2*PI()*[.A7])/[.$B$2]" office:value-type="float" office:value="0.0000284951714611319" calcext:value-type="float">
            <text:p>0</text:p>
          </table:table-cell>
          <table:table-cell/>
        </table:table-row>
        <table:table-row table:style-name="ro1">
          <table:table-cell office:value-type="float" office:value="0.3" calcext:value-type="float">
            <text:p>0.3</text:p>
          </table:table-cell>
          <table:table-cell table:formula="of:=[.A8]*(2^31)" office:value-type="float" office:value="644245094.4" calcext:value-type="float">
            <text:p>644245094.4</text:p>
          </table:table-cell>
          <table:table-cell table:formula="of:=DEC2HEX([.B8])" office:value-type="string" office:string-value="26666666" calcext:value-type="string">
            <text:p>26666666</text:p>
          </table:table-cell>
          <table:table-cell/>
          <table:table-cell table:formula="of:=(2*PI()*[.A8])/[.$B$2]" office:value-type="float" office:value="0.0000427427571916979" calcext:value-type="float">
            <text:p>0</text:p>
          </table:table-cell>
          <table:table-cell/>
        </table:table-row>
        <table:table-row table:style-name="ro1">
          <table:table-cell office:value-type="float" office:value="0.4" calcext:value-type="float">
            <text:p>0.4</text:p>
          </table:table-cell>
          <table:table-cell table:formula="of:=[.A9]*(2^31)" office:value-type="float" office:value="858993459.2" calcext:value-type="float">
            <text:p>858993459.2</text:p>
          </table:table-cell>
          <table:table-cell table:formula="of:=DEC2HEX([.B9])" office:value-type="string" office:string-value="33333333" calcext:value-type="string">
            <text:p>33333333</text:p>
          </table:table-cell>
          <table:table-cell/>
          <table:table-cell table:formula="of:=(2*PI()*[.A9])/[.$B$2]" office:value-type="float" office:value="0.0000569903429222638" calcext:value-type="float">
            <text:p>0</text:p>
          </table:table-cell>
          <table:table-cell/>
        </table:table-row>
        <table:table-row table:style-name="ro1">
          <table:table-cell office:value-type="float" office:value="0.5" calcext:value-type="float">
            <text:p>0.5</text:p>
          </table:table-cell>
          <table:table-cell table:formula="of:=[.A10]*(2^31)" office:value-type="float" office:value="1073741824" calcext:value-type="float">
            <text:p>1073741824</text:p>
          </table:table-cell>
          <table:table-cell table:formula="of:=DEC2HEX([.B10])" office:value-type="string" office:string-value="40000000" calcext:value-type="string">
            <text:p>40000000</text:p>
          </table:table-cell>
          <table:table-cell/>
          <table:table-cell table:formula="of:=(2*PI()*[.A10])/[.$B$2]" office:value-type="float" office:value="0.0000712379286528298" calcext:value-type="float">
            <text:p>0</text:p>
          </table:table-cell>
          <table:table-cell/>
        </table:table-row>
        <table:table-row table:style-name="ro1">
          <table:table-cell office:value-type="float" office:value="0.6" calcext:value-type="float">
            <text:p>0.6</text:p>
          </table:table-cell>
          <table:table-cell table:formula="of:=[.A11]*(2^31)" office:value-type="float" office:value="1288490188.8" calcext:value-type="float">
            <text:p>1288490188.8</text:p>
          </table:table-cell>
          <table:table-cell table:formula="of:=DEC2HEX([.B11])" office:value-type="string" office:string-value="4CCCCCCC" calcext:value-type="string">
            <text:p>4CCCCCCC</text:p>
          </table:table-cell>
          <table:table-cell/>
          <table:table-cell table:formula="of:=(2*PI()*[.A11])/[.$B$2]" office:value-type="float" office:value="0.0000854855143833957" calcext:value-type="float">
            <text:p>0</text:p>
          </table:table-cell>
          <table:table-cell/>
        </table:table-row>
        <table:table-row table:style-name="ro1">
          <table:table-cell office:value-type="float" office:value="0.7" calcext:value-type="float">
            <text:p>0.7</text:p>
          </table:table-cell>
          <table:table-cell table:formula="of:=[.A12]*(2^31)" office:value-type="float" office:value="1503238553.6" calcext:value-type="float">
            <text:p>1503238553.6</text:p>
          </table:table-cell>
          <table:table-cell table:formula="of:=DEC2HEX([.B12])" office:value-type="string" office:string-value="59999999" calcext:value-type="string">
            <text:p>59999999</text:p>
          </table:table-cell>
          <table:table-cell/>
          <table:table-cell table:formula="of:=(2*PI()*[.A12])/[.$B$2]" office:value-type="float" office:value="0.0000997331001139617" calcext:value-type="float">
            <text:p>0</text:p>
          </table:table-cell>
          <table:table-cell/>
        </table:table-row>
        <table:table-row table:style-name="ro1">
          <table:table-cell office:value-type="float" office:value="0.8" calcext:value-type="float">
            <text:p>0.8</text:p>
          </table:table-cell>
          <table:table-cell table:formula="of:=[.A13]*(2^31)" office:value-type="float" office:value="1717986918.4" calcext:value-type="float">
            <text:p>1717986918.4</text:p>
          </table:table-cell>
          <table:table-cell table:formula="of:=DEC2HEX([.B13])" office:value-type="string" office:string-value="66666666" calcext:value-type="string">
            <text:p>66666666</text:p>
          </table:table-cell>
          <table:table-cell/>
          <table:table-cell table:formula="of:=(2*PI()*[.A13])/[.$B$2]" office:value-type="float" office:value="0.000113980685844528" calcext:value-type="float">
            <text:p>0</text:p>
          </table:table-cell>
          <table:table-cell/>
        </table:table-row>
        <table:table-row table:style-name="ro1">
          <table:table-cell office:value-type="float" office:value="0.9" calcext:value-type="float">
            <text:p>0.9</text:p>
          </table:table-cell>
          <table:table-cell table:formula="of:=[.A14]*(2^31)" office:value-type="float" office:value="1932735283.2" calcext:value-type="float">
            <text:p>1932735283.2</text:p>
          </table:table-cell>
          <table:table-cell table:formula="of:=DEC2HEX([.B14])" office:value-type="string" office:string-value="73333333" calcext:value-type="string">
            <text:p>73333333</text:p>
          </table:table-cell>
          <table:table-cell/>
          <table:table-cell table:formula="of:=(2*PI()*[.A14])/[.$B$2]" office:value-type="float" office:value="0.000128228271575094" calcext:value-type="float">
            <text:p>0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A15]*(2^31)" office:value-type="float" office:value="2147483648" calcext:value-type="float">
            <text:p>2147483648</text:p>
          </table:table-cell>
          <table:table-cell table:formula="of:=DEC2HEX([.B15])" office:value-type="string" office:string-value="80000000" calcext:value-type="string">
            <text:p>80000000</text:p>
          </table:table-cell>
          <table:table-cell/>
          <table:table-cell table:formula="of:=(2*PI()*[.A15])/[.$B$2]" office:value-type="float" office:value="0.00014247585730566" calcext:value-type="float">
            <text:p>0</text:p>
          </table:table-cell>
          <table:table-cell/>
        </table:table-row>
        <table:table-row table:style-name="ro1" table:number-rows-repeated="10">
          <table:table-cell table:number-columns-repeated="6"/>
        </table:table-row>
        <table:table-row table:style-name="ro1">
          <table:table-cell/>
          <table:table-cell office:value-type="string" calcext:value-type="string">
            <text:p>hex maxint</text:p>
          </table:table-cell>
          <table:table-cell office:value-type="string" calcext:value-type="string">
            <text:p>as dec</text:p>
          </table:table-cell>
          <table:table-cell/>
          <table:table-cell office:value-type="string" calcext:value-type="string">
            <text:p>times factor</text:p>
          </table:table-cell>
          <table:table-cell office:value-type="string" calcext:value-type="string">
            <text:p>as hex</text:p>
          </table:table-cell>
        </table:table-row>
        <table:table-row table:style-name="ro1">
          <table:table-cell office:value-type="float" office:value="0.984" calcext:value-type="float">
            <text:p>0.98</text:p>
          </table:table-cell>
          <table:table-cell office:value-type="string" calcext:value-type="string">
            <text:p>7fffffff</text:p>
          </table:table-cell>
          <table:table-cell table:formula="of:=HEX2DEC([.B27])" office:value-type="float" office:value="2147483647" calcext:value-type="float">
            <text:p>2147483647</text:p>
          </table:table-cell>
          <table:table-cell/>
          <table:table-cell table:formula="of:=[.A27]*[.C27]" office:value-type="float" office:value="2113123908.648" calcext:value-type="float">
            <text:p>2113123908.65</text:p>
          </table:table-cell>
          <table:table-cell table:formula="of:=DEC2HEX([.E27])" office:value-type="string" office:string-value="7DF3B644" calcext:value-type="string">
            <text:p>7DF3B64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4921in"/>
      <style:text-properties style:font-name="Arial" fo:language="en" fo:country="US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1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21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21P0"/>
    </number:currency-style>
    <number:number-style style:name="N122">
      <number:number number:decimal-places="6" number:min-integer-digits="1"/>
    </number:number-style>
    <number:number-style style:name="N123">
      <number:number number:decimal-places="5" number:min-integer-digits="1"/>
    </number:number-style>
    <number:number-style style:name="N124">
      <number:number number:decimal-places="4" number:min-integer-digits="1"/>
    </number:number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2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2-19">00/00/0000</text:date>, <text:time style:data-style-name="N2" text:time-value="0000-00-00T00:00:01.2854090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5H52M10S</meta:editing-duration>
    <meta:editing-cycles>11</meta:editing-cycles>
    <meta:generator>LibreOffice/4.1.0.4$Windows_x86 LibreOffice_project/89ea49ddacd9aa532507cbf852f2bb22b1ace28</meta:generator>
    <dc:date>2016-02-19T14:19:25.227000000</dc:date>
    <meta:document-statistic meta:table-count="2" meta:cell-count="223" meta:object-count="0"/>
    <meta:user-defined meta:name="Info 1"/>
    <meta:user-defined meta:name="Info 2"/>
    <meta:user-defined meta:name="Info 3"/>
    <meta:user-defined meta:name="Info 4"/>
  </office:meta>
</office:document-meta>
</file>